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od.Pinching.Efficiency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Chopstick.Length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.46" calcext:value-type="float">
            <text:p>29.4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.22" calcext:value-type="float">
            <text:p>30.2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.22" calcext:value-type="float">
            <text:p>32.22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2" calcext:value-type="float">
            <text:p>1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.07" calcext:value-type="float">
            <text:p>31.07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.09" calcext:value-type="float">
            <text:p>25.0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.91" calcext:value-type="float">
            <text:p>30.9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19" calcext:value-type="float">
            <text:p>1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28" calcext:value-type="float">
            <text:p>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31" calcext:value-type="float">
            <text:p>31</text:p>
          </table:table-cell>
          <table:table-cell office:value-type="float" office:value="330" calcext:value-type="float">
            <text:p>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17T23:17:45.058102461</dc:date>
    <meta:editing-duration>P0D</meta:editing-duration>
    <meta:editing-cycles>1</meta:editing-cycles>
    <meta:document-statistic meta:table-count="1" meta:cell-count="561" meta:object-count="0"/>
  </office:meta>
</office:document-meta>
</file>